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89cm" style:rel-column-width="1411*"/>
    </style:style>
    <style:style style:name="Tableau1.B" style:family="table-column">
      <style:table-column-properties style:column-width="1.969cm" style:rel-column-width="1116*"/>
    </style:style>
    <style:style style:name="Tableau1.C" style:family="table-column">
      <style:table-column-properties style:column-width="7.188cm" style:rel-column-width="4075*"/>
    </style:style>
    <style:style style:name="Tableau1.D" style:family="table-column">
      <style:table-column-properties style:column-width="5.355cm" style:rel-column-width="303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2" style:family="table-row">
      <style:table-row-properties style:min-row-height="1.229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start" style:justify-single-word="false" style:vertical-align="midd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5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 table:style-name="Tableau1.2"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Diagramme de classe</text:p>
          </table:table-cell>
          <table:table-cell table:style-name="Tableau1.D2" table:number-rows-spanned="8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Diagramme de class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Diagramme de class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IHM &amp; QR Cod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Cahier des charges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echerche algorithm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Finalisation diagramme PERT et GANT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Finalisation diagramme PERT et GANT</text:p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5T16:21:27.39</meta:creation-date>
    <meta:editing-duration>PT1M48S</meta:editing-duration>
    <meta:editing-cycles>3</meta:editing-cycles>
    <meta:generator>OpenOffice/4.1.3$Win32 OpenOffice.org_project/413m1$Build-9783</meta:generator>
    <meta:initial-creator>Benjamin DI CARLO</meta:initial-creator>
    <dc:date>2018-01-25T16:23:15.34</dc:date>
    <dc:creator>Benjamin DI CARLO</dc:creator>
    <meta:document-statistic meta:table-count="1" meta:image-count="0" meta:object-count="0" meta:page-count="1" meta:paragraph-count="20" meta:word-count="52" meta:character-count="294"/>
  </office:meta>
</office:document-meta>
</file>